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3">ChatGPT</text:p>
      <text:p text:style-name="Text_20_body">Конечно, вот полноценный список тем для изучения HTML:</text:p>
      <text:list xml:id="list2144191096191502224" text:style-name="L1">
        <text:list-item>
          <text:p text:style-name="P1"><text:span text:style-name="Strong_20_Emphasis">Основы HTML:</text:span></text:p>
          <text:list>
            <text:list-item>
              <text:p text:style-name="P2">Введение в HTML</text:p>
            </text:list-item>
            <text:list-item>
              <text:p text:style-name="P2">Структура HTML документа</text:p>
            </text:list-item>
            <text:list-item>
              <text:p text:style-name="P2">Основные теги HTML</text:p>
            </text:list-item>
          </text:list>
        </text:list-item>
        <text:list-item>
          <text:p text:style-name="P1"><text:span text:style-name="Strong_20_Emphasis">Текстовые элементы:</text:span></text:p>
          <text:list>
            <text:list-item>
              <text:p text:style-name="P2">Заголовки <text:span text:style-name="Source_20_Text">&lt;h1&gt;</text:span>-<text:span text:style-name="Source_20_Text">&lt;h6&gt;</text:span></text:p>
            </text:list-item>
            <text:list-item>
              <text:p text:style-name="P2">Параграфы <text:span text:style-name="Source_20_Text">&lt;p&gt;</text:span></text:p>
            </text:list-item>
            <text:list-item>
              <text:p text:style-name="P2">Ссылки <text:span text:style-name="Source_20_Text">&lt;a&gt;</text:span></text:p>
            </text:list-item>
            <text:list-item>
              <text:p text:style-name="P2">Стилизация текста: <text:span text:style-name="Source_20_Text">&lt;strong&gt;</text:span>, <text:span text:style-name="Source_20_Text">&lt;em&gt;</text:span>, <text:span text:style-name="Source_20_Text">&lt;u&gt;</text:span>, <text:span text:style-name="Source_20_Text">&lt;s&gt;</text:span>, <text:span text:style-name="Source_20_Text">&lt;b&gt;</text:span>, <text:span text:style-name="Source_20_Text">&lt;i&gt;</text:span></text:p>
            </text:list-item>
          </text:list>
        </text:list-item>
        <text:list-item>
          <text:p text:style-name="P1"><text:span text:style-name="Strong_20_Emphasis">Списки:</text:span></text:p>
          <text:list>
            <text:list-item>
              <text:p text:style-name="P2">Неупорядоченные списки <text:span text:style-name="Source_20_Text">&lt;ul&gt;</text:span></text:p>
            </text:list-item>
            <text:list-item>
              <text:p text:style-name="P2">Упорядоченные списки <text:span text:style-name="Source_20_Text">&lt;ol&gt;</text:span></text:p>
            </text:list-item>
            <text:list-item>
              <text:p text:style-name="P2">Списки определений <text:span text:style-name="Source_20_Text">&lt;dl&gt;</text:span></text:p>
            </text:list-item>
          </text:list>
        </text:list-item>
        <text:list-item>
          <text:p text:style-name="P1"><text:span text:style-name="Strong_20_Emphasis">Изображения:</text:span></text:p>
          <text:list>
            <text:list-item>
              <text:p text:style-name="P2">Вставка изображений <text:span text:style-name="Source_20_Text">&lt;img&gt;</text:span></text:p>
            </text:list-item>
            <text:list-item>
              <text:p text:style-name="P2">Атрибуты <text:span text:style-name="Source_20_Text">&lt;alt&gt;</text:span> и <text:span text:style-name="Source_20_Text">&lt;title&gt;</text:span></text:p>
            </text:list-item>
            <text:list-item>
              <text:p text:style-name="P2">Гиперссылки на изображения</text:p>
            </text:list-item>
          </text:list>
        </text:list-item>
        <text:list-item>
          <text:p text:style-name="P1"><text:span text:style-name="Strong_20_Emphasis">Формы:</text:span></text:p>
          <text:list>
            <text:list-item>
              <text:p text:style-name="P2">Элементы форм: <text:span text:style-name="Source_20_Text">&lt;form&gt;</text:span>, <text:span text:style-name="Source_20_Text">&lt;input&gt;</text:span>, <text:span text:style-name="Source_20_Text">&lt;textarea&gt;</text:span>, <text:span text:style-name="Source_20_Text">&lt;select&gt;</text:span>, <text:span text:style-name="Source_20_Text">&lt;button&gt;</text:span></text:p>
            </text:list-item>
            <text:list-item>
              <text:p text:style-name="P2">Атрибуты форм: <text:span text:style-name="Source_20_Text">action</text:span>, <text:span text:style-name="Source_20_Text">method</text:span>, <text:span text:style-name="Source_20_Text">name</text:span>, <text:span text:style-name="Source_20_Text">value</text:span>, <text:span text:style-name="Source_20_Text">type</text:span>, <text:span text:style-name="Source_20_Text">placeholder</text:span></text:p>
            </text:list-item>
          </text:list>
        </text:list-item>
        <text:list-item>
          <text:p text:style-name="P1"><text:span text:style-name="Strong_20_Emphasis">Таблицы:</text:span></text:p>
          <text:list>
            <text:list-item>
              <text:p text:style-name="P2">Создание таблиц <text:span text:style-name="Source_20_Text">&lt;table&gt;</text:span></text:p>
            </text:list-item>
            <text:list-item>
              <text:p text:style-name="P2">Заголовки и ячейки <text:span text:style-name="Source_20_Text">&lt;th&gt;</text:span>, <text:span text:style-name="Source_20_Text">&lt;td&gt;</text:span></text:p>
            </text:list-item>
            <text:list-item>
              <text:p text:style-name="P2">Объединение ячеек</text:p>
            </text:list-item>
            <text:list-item>
              <text:p text:style-name="P2">Атрибуты таблиц</text:p>
            </text:list-item>
          </text:list>
        </text:list-item>
        <text:list-item>
          <text:p text:style-name="P1"><text:span text:style-name="Strong_20_Emphasis">Мультимедиа:</text:span></text:p>
          <text:list>
            <text:list-item>
              <text:p text:style-name="P2">Видео и аудио элементы <text:span text:style-name="Source_20_Text">&lt;video&gt;</text:span>, <text:span text:style-name="Source_20_Text">&lt;audio&gt;</text:span></text:p>
            </text:list-item>
            <text:list-item>
              <text:p text:style-name="P2">Вставка объектов <text:span text:style-name="Source_20_Text">&lt;object&gt;</text:span>, <text:span text:style-name="Source_20_Text">&lt;embed&gt;</text:span>, <text:span text:style-name="Source_20_Text">&lt;iframe&gt;</text:span></text:p>
            </text:list-item>
          </text:list>
        </text:list-item>
        <text:list-item>
          <text:p text:style-name="P1"><text:span text:style-name="Strong_20_Emphasis">Семантика и структура:</text:span></text:p>
          <text:list>
            <text:list-item>
              <text:p text:style-name="P2">Семантические элементы: <text:span text:style-name="Source_20_Text">&lt;header&gt;</text:span>, <text:span text:style-name="Source_20_Text">&lt;nav&gt;</text:span>, <text:span text:style-name="Source_20_Text">&lt;main&gt;</text:span>, <text:span text:style-name="Source_20_Text">&lt;footer&gt;</text:span>, <text:span text:style-name="Source_20_Text">&lt;article&gt;</text:span>, <text:span text:style-name="Source_20_Text">&lt;section&gt;</text:span></text:p>
            </text:list-item>
            <text:list-item>
              <text:p text:style-name="P2">Роль и значение атрибута <text:span text:style-name="Source_20_Text">class</text:span> и <text:span text:style-name="Source_20_Text">id</text:span></text:p>
            </text:list-item>
          </text:list>
        </text:list-item>
        <text:list-item>
          <text:p text:style-name="P1"><text:span text:style-name="Strong_20_Emphasis">Ссылки и маркировка:</text:span></text:p>
          <text:list>
            <text:list-item>
              <text:p text:style-name="P2">Внешние ссылки и внутренние якоря</text:p>
            </text:list-item>
            <text:list-item>
              <text:p text:style-name="P2">Ссылки на почту и телефон</text:p>
            </text:list-item>
            <text:list-item>
              <text:p text:style-name="P2">Мета-теги <text:span text:style-name="Source_20_Text">&lt;meta&gt;</text:span></text:p>
            </text:list-item>
          </text:list>
        </text:list-item>
        <text:list-item>
          <text:p text:style-name="P1"><text:span text:style-name="Strong_20_Emphasis">Атрибуты и валидация:</text:span></text:p>
          <text:list>
            <text:list-item>
              <text:p text:style-name="P2">Глобальные атрибуты</text:p>
            </text:list-item>
            <text:list-item>
              <text:p text:style-name="P2">Валидация HTML синтаксиса</text:p>
            </text:list-item>
            <text:list-item>
              <text:p text:style-name="P2"><text:soft-page-break/>Проверка совместимости с различными браузерами</text:p>
            </text:list-item>
          </text:list>
        </text:list-item>
        <text:list-item>
          <text:p text:style-name="P1"><text:span text:style-name="Strong_20_Emphasis">Работа с CSS:</text:span></text:p>
          <text:list>
            <text:list-item>
              <text:p text:style-name="P2">Встраивание стилей с помощью атрибута <text:span text:style-name="Source_20_Text">style</text:span></text:p>
            </text:list-item>
            <text:list-item>
              <text:p text:style-name="P2">Подключение внешних стилей</text:p>
            </text:list-item>
            <text:list-item>
              <text:p text:style-name="P2">Основы CSS для оформления HTML элементов</text:p>
            </text:list-item>
          </text:list>
        </text:list-item>
        <text:list-item>
          <text:p text:style-name="P1"><text:span text:style-name="Strong_20_Emphasis">Введение в JavaScript:</text:span></text:p>
          <text:list>
            <text:list-item>
              <text:p text:style-name="P1">Основы JavaScript для взаимодействия с HTML страницами</text:p>
            </text:list-item>
          </text:list>
        </text:list-item>
      </text:list>
      <text:p text:style-name="Text_20_body">Этот список предоставляет базовый набор тем для изучения HTML. По мере продвижения в изучении, вы можете погрузиться в более продвинутые концепции и методы работы с HTM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4-30T13:38:05.82</dc:date>
    <meta:document-statistic meta:table-count="0" meta:image-count="0" meta:object-count="0" meta:page-count="2" meta:paragraph-count="50" meta:word-count="257" meta:character-count="1583"/>
    <dc:creator>Dima Wide</dc:creator>
    <meta:user-defined meta:name="Info 1"/>
    <meta:user-defined meta:name="Info 2"/>
    <meta:user-defined meta:name="Info 3"/>
    <meta:user-defined meta:name="Info 4"/>
  </office:meta>
</office:document-meta>
</file>